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a933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From bioanalyzer</text:p>
          </table:table-cell>
          <table:table-cell table:number-columns-repeated="2"/>
          <table:table-cell table:style-name="ce1" office:value-type="string" calcext:value-type="string">
            <text:p>From in-silico pipeline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A02</text:p>
          </table:table-cell>
          <table:table-cell office:value-type="string" calcext:value-type="string">
            <text:p>GA10</text:p>
          </table:table-cell>
          <table:table-cell/>
        </table:table-row>
        <table:table-row table:style-name="ro1"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office:value-type="string" calcext:value-type="string">
            <text:p>16S</text:p>
          </table:table-cell>
          <table:table-cell office:value-type="float" office:value="15210263" calcext:value-type="float">
            <text:p>15210263</text:p>
          </table:table-cell>
          <table:table-cell office:value-type="float" office:value="19212097" calcext:value-type="float">
            <text:p>19212097</text:p>
          </table:table-cell>
          <table:table-cell table:formula="of:=SUM([.F3:.G3])" office:value-type="float" office:value="34422360" calcext:value-type="float">
            <text:p>34422360</text:p>
          </table:table-cell>
        </table:table-row>
        <table:table-row table:style-name="ro1">
          <table:table-cell office:value-type="float" office:value="124014.1" calcext:value-type="float">
            <text:p>124014.1</text:p>
          </table:table-cell>
          <table:table-cell table:formula="of:=SUM(5510.4;27816.1;353.9;329.1;147;170.1;117.5)" office:value-type="float" office:value="34444.1" calcext:value-type="float">
            <text:p>34444.1</text:p>
          </table:table-cell>
          <table:table-cell table:formula="of:=[.B4]/SUM([.A4:.B4])" office:value-type="float" office:value="0.217370259159829" calcext:value-type="float">
            <text:p>0.217370259159829</text:p>
          </table:table-cell>
          <table:table-cell table:formula="of:=[.H4]/[.H5]" office:value-type="float" office:value="0.029492249763825" calcext:value-type="float">
            <text:p>0.029492249763825</text:p>
          </table:table-cell>
          <table:table-cell table:style-name="ce6" office:value-type="string" calcext:value-type="string">
            <text:p>18S</text:p>
          </table:table-cell>
          <table:table-cell office:value-type="float" office:value="449735" calcext:value-type="float">
            <text:p>449735</text:p>
          </table:table-cell>
          <table:table-cell office:value-type="float" office:value="596308" calcext:value-type="float">
            <text:p>596308</text:p>
          </table:table-cell>
          <table:table-cell table:formula="of:=SUM([.F4:.G4])" office:value-type="float" office:value="1046043" calcext:value-type="float">
            <text:p>1046043</text:p>
          </table:table-cell>
        </table:table-row>
        <table:table-row table:style-name="ro1">
          <table:table-cell table:number-columns-repeated="7"/>
          <table:table-cell table:formula="of:=SUM([.H3:.H4])" office:value-type="float" office:value="35468403" calcext:value-type="float">
            <text:p>354684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rection_Tufts_HiSeq_GA02-GA10</text:p>
          </table:table-cell>
          <table:table-cell table:number-columns-repeated="7"/>
        </table:table-row>
        <table:table-row table:style-name="ro1">
          <table:table-cell table:style-name="ce5" table:formula="of:=[.C4]/[.D4]" office:value-type="float" office:value="7.37041971706254" calcext:value-type="float">
            <text:p>7.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2-12-09T14:07:47.278858878</dc:date>
    <meta:editing-duration>PT7H15M22S</meta:editing-duration>
    <meta:editing-cycles>24</meta:editing-cycles>
    <dc:creator>Jesse McNichol</dc:creator>
    <meta:document-statistic meta:table-count="1" meta:cell-count="23" meta:object-count="0"/>
  </office:meta>
</office:document-meta>
</file>